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Default"/>
        <table:table-row table:style-name="ro2">
          <table:table-cell table:style-name="ce2" office:value-type="string" calcext:value-type="string">
            <text:p>Time (in hours)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</text:p>
          </table:table-cell>
          <table:table-cell table:style-name="ce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00/00/00</text:date>, <text:time style:data-style-name="N2" text:time-value="21:38:18.581351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0-26T21:38:52.581218530</dc:date>
    <meta:editing-duration>PT7H7M45S</meta:editing-duration>
    <meta:editing-cycles>108</meta:editing-cycles>
    <meta:generator>LibreOffice/5.0.1.2$Linux_X86_64 LibreOffice_project/81898c9f5c0d43f3473ba111d7b351050be20261</meta:generator>
    <meta:document-statistic meta:table-count="2" meta:cell-count="323" meta:object-count="0"/>
  </office:meta>
</office:document-meta>
</file>